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Definition.getValueChange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Definition.fireValueChangedEvent( Value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Field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leanFieldDefinition.setTrueParam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Definition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Definition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Definition.get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Definition.setInitial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Definition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Definition.getTruePara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